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Arial, Verdana, sans-serif"/>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list-style-name="L1"/>
    <style:style style:name="P3" style:family="paragraph" style:parent-style-name="Standard" style:list-style-name="L1">
      <style:text-properties style:font-name="Times New Roman" fo:font-size="12pt" style:font-size-asian="12pt" style:font-size-complex="12pt"/>
    </style:style>
    <style:style style:name="P4" style:family="paragraph" style:parent-style-name="Standard" style:list-style-name="L3">
      <style:text-properties style:font-name="Times New Roman" fo:font-size="12pt" style:font-size-asian="12pt" style:font-size-complex="12pt"/>
    </style:style>
    <style:style style:name="P5" style:family="paragraph" style:parent-style-name="Standard">
      <style:text-properties style:font-name="Times New Roman" fo:font-size="15pt" fo:font-weight="bold" style:font-size-asian="15pt" style:font-weight-asian="bold" style:font-size-complex="15pt" style:font-weight-complex="bold"/>
    </style:style>
    <style:style style:name="P6"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Standard" style:list-style-name="L2">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8" style:family="paragraph" style:parent-style-name="Standard" style:list-style-name="L2"/>
    <style:style style:name="P9" style:family="paragraph" style:parent-style-name="Standard" style:list-style-name="L2">
      <style:text-properties fo:color="#000000" style:font-name="Times New Roman" fo:font-size="12pt" style:font-size-asian="12pt" style:font-size-complex="12pt"/>
    </style:style>
    <style:style style:name="P10" style:family="paragraph" style:parent-style-name="Standard">
      <style:text-properties style:font-name="Times new roman"/>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4" style:family="text">
      <style:text-properties fo:font-weight="bold" style:font-weight-asian="bold" style:font-weight-complex="bold"/>
    </style:style>
    <style:style style:name="fr1"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ack Data Structure (Introduction and Program)</text:p>
      <text:p text:style-name="P1"><text:s text:c="6"/>Stack is a linear data structure which follows a particular order in which the operations are performed. The order may be LIFO(Last In First Out) or FILO(First In Last Out).<text:bookmark text:name="more-146709"/></text:p>
      <text:p text:style-name="P1"/>
      <text:p text:style-name="P1">Mainly the following three basic operations are performed in the stack:</text:p>
      <text:list xml:id="list7252567921324565802" text:style-name="L1">
        <text:list-item>
          <text:p text:style-name="P2"><text:span text:style-name="Strong_20_Emphasis"><text:span text:style-name="T2">Push</text:span></text:span><text:span text:style-name="Strong_20_Emphasis"><text:span text:style-name="T1">: </text:span></text:span><text:span text:style-name="T1">Adds an item in the stack. If the stack is full, then it is said to be an Overflow condition.</text:span></text:p>
        </text:list-item>
        <text:list-item>
          <text:p text:style-name="P2"><text:span text:style-name="Strong_20_Emphasis"><text:span text:style-name="T2">Pop</text:span></text:span><text:span text:style-name="Strong_20_Emphasis"><text:span text:style-name="T1">:</text:span></text:span><text:span text:style-name="T1"> Removes an item from the stack. The items are popped in the reversed order in which they are pushed. If the stack is empty, then it is said to be an Underflow condition.</text:span></text:p>
        </text:list-item>
        <text:list-item>
          <text:p text:style-name="P3"><text:span text:style-name="T4">Peek or Top:</text:span> Returns top element of stack.</text:p>
        </text:list-item>
        <text:list-item>
          <text:p text:style-name="P2"><text:span text:style-name="Strong_20_Emphasis"><text:span text:style-name="T2">isEmpty</text:span></text:span><text:span text:style-name="Strong_20_Emphasis"><text:span text:style-name="T1">: </text:span></text:span><text:span text:style-name="T1">Returns true if stack is empty, else fals.</text:span></text:p>
        </text:list-item>
      </text:list>
      <text:p text:style-name="P1"><draw:a xlink:type="simple" xlink:href="http://www.geeksforgeeks.org/wp-content/uploads/gq/2013/03/stack.png"><draw:frame draw:style-name="fr1" draw:name="graphics1" text:anchor-type="as-char" svg:width="6.4866in" svg:height="2.7154in" draw:z-index="0"><draw:image xlink:href="http://www.geeksforgeeks.org/wp-content/uploads/gq/2013/03/stack.png" xlink:type="simple" xlink:show="embed" xlink:actuate="onLoad"/><svg:title>stack</svg:title></draw:frame></draw:a></text:p>
      <text:p text:style-name="Standard"><text:span text:style-name="Strong_20_Emphasis"><text:span text:style-name="T2">How to understand a stack practically?</text:span></text:span><text:span text:style-name="T1"><text:line-break/>There are many real life examples of stack. Consider the simple example of plates stacked over one another in canteen. The plate which is at the top is the first one to be removed, i.e. the plate which has been placed at the bottommost position remains in the stack for the longest period of time. So, it can be simply seen to follow LIFO/FILO order.</text:span></text:p>
      <text:p text:style-name="P6"/>
      <text:p text:style-name="Standard"><text:span text:style-name="Strong_20_Emphasis"><text:span text:style-name="T2">Time Complexities of operations on stack:</text:span></text:span></text:p>
      <text:p text:style-name="P1">push(), pop(), esEmpty() and peek() all take O(1) time. We do not run any loop in any of these operations.</text:p>
      <text:p text:style-name="P1"/>
      <text:p text:style-name="Standard"><text:span text:style-name="Strong_20_Emphasis"><text:span text:style-name="T2">Applications of stack:</text:span></text:span></text:p>
      <text:list xml:id="list8998884438713060575" text:style-name="L2">
        <text:list-item>
          <text:p text:style-name="P8"><text:a xlink:type="simple" xlink:href="http://www.geeksforgeeks.org/check-for-balanced-parentheses-in-an-expression/" text:style-name="Internet_20_link" text:visited-style-name="Visited_20_Internet_20_Link"><text:span text:style-name="T3">Balancing of symbols</text:span></text:a></text:p>
        </text:list-item>
        <text:list-item>
          <text:p text:style-name="P8"><text:a xlink:type="simple" xlink:href="http://quiz.geeksforgeeks.org/stack-set-2-infix-to-postfix/" text:style-name="Internet_20_link" text:visited-style-name="Visited_20_Internet_20_Link"><text:span text:style-name="T3">Infix to Postfix</text:span></text:a><text:span text:style-name="T1"> /Prefix conversion</text:span></text:p>
        </text:list-item>
        <text:list-item>
          <text:p text:style-name="P9">Redo-undo features at many places like editors, photoshop.</text:p>
        </text:list-item>
        <text:list-item>
          <text:p text:style-name="P9">Forward and backward feature in web browsers</text:p>
        </text:list-item>
        <text:list-item>
          <text:p text:style-name="P8"><text:span text:style-name="T1">Used in many algorithms like </text:span><text:a xlink:type="simple" xlink:href="http://www.geeksforgeeks.org/recursive-functions/" text:style-name="Internet_20_link" text:visited-style-name="Visited_20_Internet_20_Link"><text:span text:style-name="T3">Tower of Hanoi,</text:span></text:a><text:span text:style-name="T1"> </text:span><text:a xlink:type="simple" xlink:href="http://www.geeksforgeeks.org/618/" text:style-name="Internet_20_link" text:visited-style-name="Visited_20_Internet_20_Link"><text:span text:style-name="T3">tree traversals</text:span></text:a><text:span text:style-name="T1">, </text:span><text:a xlink:type="simple" xlink:href="http://www.geeksforgeeks.org/the-stock-span-problem/" text:style-name="Internet_20_link" text:visited-style-name="Visited_20_Internet_20_Link"><text:span text:style-name="T3">stock span problem</text:span></text:a><text:span text:style-name="T1">, </text:span><text:a xlink:type="simple" xlink:href="http://www.geeksforgeeks.org/largest-rectangular-area-in-a-histogram-set-1/" text:style-name="Internet_20_link" text:visited-style-name="Visited_20_Internet_20_Link"><text:span text:style-name="T3">histogram problem</text:span></text:a><text:span text:style-name="T1">.</text:span></text:p>
        </text:list-item>
        <text:list-item>
          <text:p text:style-name="P8"><text:span text:style-name="T1">Other applications can be Backtracking, </text:span><text:a xlink:type="simple" xlink:href="http://www.geeksforgeeks.org/backtracking-set-1-the-knights-tour-problem/" text:style-name="Internet_20_link" text:visited-style-name="Visited_20_Internet_20_Link"><text:span text:style-name="T3">Knight tour problem</text:span></text:a><text:span text:style-name="T1">, </text:span><text:a xlink:type="simple" xlink:href="http://www.geeksforgeeks.org/backttracking-set-2-rat-in-a-maze/" text:style-name="Internet_20_link" text:visited-style-name="Visited_20_Internet_20_Link"><text:span text:style-name="T3">rat in a maze</text:span></text:a><text:span text:style-name="T1">,</text:span><text:a xlink:type="simple" xlink:href="http://www.geeksforgeeks.org/backtracking-set-3-n-queen-problem/" text:style-name="Internet_20_link" text:visited-style-name="Visited_20_Internet_20_Link"><text:span text:style-name="T3"> N queen problem</text:span></text:a><text:span text:style-name="T1"> and </text:span><text:a xlink:type="simple" xlink:href="http://www.geeksforgeeks.org/backtracking-set-7-suduku/" text:style-name="Internet_20_link" text:visited-style-name="Visited_20_Internet_20_Link"><text:span text:style-name="T3">sudoku solver</text:span></text:a></text:p>
          <text:p text:style-name="P7"/>
        </text:list-item>
      </text:list>
      <text:p text:style-name="Standard"><text:span text:style-name="Strong_20_Emphasis"><text:span text:style-name="T2">Implementation:</text:span></text:span><text:span text:style-name="T1"><text:line-break/>There are two ways to implement a stack:</text:span></text:p>
      <text:list xml:id="list4127171552518969854" text:style-name="L3">
        <text:list-item>
          <text:p text:style-name="P4">Using array</text:p>
        </text:list-item>
        <text:list-item>
          <text:p text:style-name="P4">Using linked list</text:p>
        </text:list-item>
      </text:list>
      <text:p text:style-name="Standard"><text:span text:style-name="Strong_20_Emphasis"><text:span text:style-name="T1">Implementing Stack using Arrays</text:span></text:span></text:p>
      <text:p text:style-name="Standard"><text:span text:style-name="Strong_20_Emphasis"><text:span text:style-name="T1"/></text:span></text:p>
      <text:p text:style-name="Standard"><text:soft-page-break/><text:span text:style-name="Strong_20_Emphasis"><text:span text:style-name="T1"/></text:span></text:p>
      <text:p text:style-name="Standard"><text:span text:style-name="Strong_20_Emphasis"><text:span text:style-name="T1">Using Array:</text:span></text:span></text:p>
      <text:p text:style-name="P10">public class Stack&lt;E&gt; {</text:p>
      <text:p text:style-name="P10"><text:s/>private int top = 0;</text:p>
      <text:p text:style-name="P10"><text:s/>private int stackSize = 0;</text:p>
      <text:p text:style-name="P10"><text:s/>private E[] elements;</text:p>
      <text:p text:style-name="P10"/>
      <text:p text:style-name="P10"><text:s/>public Stack(int capacity) {</text:p>
      <text:p text:style-name="P10"><text:s text:c="3"/>stackSize = capacity;</text:p>
      <text:p text:style-name="P10"><text:s text:c="3"/>top = -1;</text:p>
      <text:p text:style-name="P10"><text:s text:c="3"/>elements = (E[]) new Object[stackSize];</text:p>
      <text:p text:style-name="P10"><text:s/>}</text:p>
      <text:p text:style-name="P10"/>
      <text:p text:style-name="P10"><text:s/>public void push(E e) {</text:p>
      <text:p text:style-name="P10"><text:s text:c="3"/>if (top == stackSize) {</text:p>
      <text:p text:style-name="P10"><text:s text:c="5"/>throw new StackException("StackOverFlow. Stack is full");</text:p>
      <text:p text:style-name="P10"><text:s text:c="3"/>}</text:p>
      <text:p text:style-name="P10"><text:s text:c="3"/>elements[++top] = e;</text:p>
      <text:p text:style-name="P10"><text:s/>}</text:p>
      <text:p text:style-name="P10"/>
      <text:p text:style-name="P10"><text:s/>public E pop() {</text:p>
      <text:p text:style-name="P10"><text:s text:c="3"/>if (top == -1) {</text:p>
      <text:p text:style-name="P10"><text:s text:c="5"/>throw new StackException("StackUnderFlow.Stack is empty");</text:p>
      <text:p text:style-name="P10"><text:s text:c="3"/>}</text:p>
      <text:p text:style-name="P10"><text:s text:c="3"/>return elements[top--];</text:p>
      <text:p text:style-name="P10"><text:s/>}</text:p>
      <text:p text:style-name="P10"/>
      <text:p text:style-name="P10"><text:s/>public E peek() {</text:p>
      <text:p text:style-name="P10"><text:s text:c="3"/>if (top == -1) {</text:p>
      <text:p text:style-name="P10"><text:s text:c="5"/>throw new StackException("StackUnderFlow.Stack is empty");</text:p>
      <text:p text:style-name="P10"><text:s text:c="3"/>}</text:p>
      <text:p text:style-name="P10"><text:s text:c="3"/>return elements[top];</text:p>
      <text:p text:style-name="P10"><text:s/>}</text:p>
      <text:p text:style-name="P10"/>
      <text:p text:style-name="P10"><text:s/>public boolean isEmpty() {</text:p>
      <text:p text:style-name="P10"><text:s text:c="3"/>return top == -1;</text:p>
      <text:p text:style-name="P10"><text:s/>}</text:p>
      <text:p text:style-name="P10"/>
      <text:p text:style-name="P10"><text:s/>@Override</text:p>
      <text:p text:style-name="P10"><text:s/>public String toString() {</text:p>
      <text:p text:style-name="P10"><text:s text:c="3"/>StringBuffer stringBuffer = new StringBuffer("[");</text:p>
      <text:p text:style-name="P10"><text:s text:c="3"/>while (!isEmpty()) {</text:p>
      <text:p text:style-name="P10"><text:s text:c="5"/>stringBuffer.append(pop() + " ");</text:p>
      <text:p text:style-name="P10"><text:s text:c="3"/>}</text:p>
      <text:p text:style-name="P10"><text:s text:c="3"/>stringBuffer.append("]");</text:p>
      <text:p text:style-name="P10"><text:s text:c="3"/>return stringBuffer.toString();</text:p>
      <text:p text:style-name="P10"><text:s/>}</text:p>
      <text:p text:style-name="P10"/>
      <text:p text:style-name="P10"><text:s/>private static final class StackException extends RuntimeException {</text:p>
      <text:p text:style-name="P10"/>
      <text:p text:style-name="P10"><text:s text:c="3"/>private static final long serialVersionUID = 1L;</text:p>
      <text:p text:style-name="P10"/>
      <text:p text:style-name="P10"><text:soft-page-break/><text:s text:c="3"/>private String exceptionEessage;</text:p>
      <text:p text:style-name="P10"/>
      <text:p text:style-name="P10"><text:s text:c="3"/>private StackException(String message) {</text:p>
      <text:p text:style-name="P10"><text:s text:c="5"/>exceptionEessage = message;</text:p>
      <text:p text:style-name="P10"><text:s text:c="3"/>}</text:p>
      <text:p text:style-name="P10"/>
      <text:p text:style-name="P10"><text:s/>}</text:p>
      <text:p text:style-name="P10"/>
      <text:p text:style-name="P10">}</text:p>
      <text:p text:style-name="P10"><text:span text:style-name="Strong_20_Emphasis"><text:span text:style-name="T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Arial, Verdana, sans-serif"/>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3M25S</meta:editing-duration>
    <meta:editing-cycles>43</meta:editing-cycles>
    <meta:generator>OpenOffice/4.1.3$Win32 OpenOffice.org_project/413m1$Build-9783</meta:generator>
    <dc:date>2017-07-09T17:22:52.34</dc:date>
    <dc:creator>Shailendra Singh</dc:creator>
    <meta:document-statistic meta:table-count="0" meta:image-count="1" meta:object-count="0" meta:page-count="3" meta:paragraph-count="70" meta:word-count="457" meta:character-count="2836"/>
    <meta:user-defined meta:name="Info 1"/>
    <meta:user-defined meta:name="Info 2"/>
    <meta:user-defined meta:name="Info 3"/>
    <meta:user-defined meta:name="Info 4"/>
  </office:meta>
</office:document-meta>
</file>